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df98" officeooo:paragraph-rsid="0004df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OCTYPE html&gt;<text:line-break/>&lt;html lang="en"&gt;<text:line-break/>&lt;head&gt;<text:line-break/> <text:s text:c="3"/>&lt;meta charset="UTF-8"&gt;<text:line-break/> <text:s text:c="3"/>&lt;meta name="viewport" content="width=device-width, initial-scale=1.0"&gt;<text:line-break/> <text:s text:c="3"/>&lt;title&gt;Terms &amp; Conditions - Vortex Electronics&lt;/title&gt;<text:line-break/> <text:s text:c="3"/>&lt;style&gt;<text:line-break/> <text:s text:c="7"/>* {<text:line-break/> <text:s text:c="11"/>margin: 0;<text:line-break/> <text:s text:c="11"/>padding: 0;<text:line-break/> <text:s text:c="11"/>box-sizing: border-box;<text:line-break/> <text:s text:c="11"/>font-family: 'Arial', sans-serif;<text:line-break/> <text:s text:c="7"/>}<text:line-break/><text:line-break/> <text:s text:c="7"/>nav {<text:line-break/> <text:s text:c="11"/>background-color: rgb(1, 8, 46);<text:line-break/> <text:s text:c="11"/>padding: 1rem 0;<text:line-break/> <text:s text:c="11"/>color: white;<text:line-break/> <text:s text:c="7"/>}<text:line-break/><text:line-break/> <text:s text:c="7"/>.nav-container {<text:line-break/> <text:s text:c="11"/>max-width: 1200px;<text:line-break/> <text:s text:c="11"/>margin: 0 auto;<text:line-break/> <text:s text:c="11"/>display: flex;<text:line-break/> <text:s text:c="11"/>justify-content: space-between;<text:line-break/> <text:s text:c="11"/>align-items: center;<text:line-break/> <text:s text:c="11"/>padding: 0 2rem;<text:line-break/> <text:s text:c="7"/>}<text:line-break/><text:line-break/> <text:s text:c="7"/>.logo {<text:line-break/> <text:s text:c="11"/>font-size: 1.5rem;<text:line-break/> <text:s text:c="11"/>font-weight: bold;<text:line-break/> <text:s text:c="7"/>}<text:line-break/><text:line-break/> <text:s text:c="7"/>.nav-links a {<text:line-break/> <text:s text:c="11"/>color: white;<text:line-break/> <text:s text:c="11"/>text-decoration: none;<text:line-break/> <text:s text:c="11"/>margin-left: 2rem;<text:line-break/> <text:s text:c="7"/>}<text:line-break/><text:line-break/> <text:s text:c="7"/>.terms-container {<text:line-break/> <text:s text:c="11"/>max-width: 1000px;<text:line-break/> <text:s text:c="11"/>margin: 3rem auto;<text:line-break/> <text:s text:c="11"/>padding: 2rem;<text:line-break/> <text:s text:c="11"/>background: white;<text:line-break/> <text:s text:c="11"/>border-radius: 10px;<text:line-break/> <text:s text:c="11"/>box-shadow: 0 4px 6px rgba(0, 0, 0, 0.1);<text:line-break/> <text:s text:c="7"/>}<text:line-break/><text:line-break/><text:soft-page-break/> <text:s text:c="7"/>h1 {<text:line-break/> <text:s text:c="11"/>color: rgb(1, 8, 46);<text:line-break/> <text:s text:c="11"/>margin-bottom: 2rem;<text:line-break/> <text:s text:c="11"/>text-align: center;<text:line-break/> <text:s text:c="7"/>}<text:line-break/><text:line-break/> <text:s text:c="7"/>h2 {<text:line-break/> <text:s text:c="11"/>color: rgb(1, 8, 46);<text:line-break/> <text:s text:c="11"/>margin: 2rem 0 1rem;<text:line-break/> <text:s text:c="7"/>}<text:line-break/><text:line-break/> <text:s text:c="7"/>p {<text:line-break/> <text:s text:c="11"/>margin-bottom: 1rem;<text:line-break/> <text:s text:c="11"/>line-height: 1.6;<text:line-break/> <text:s text:c="7"/>}<text:line-break/><text:line-break/> <text:s text:c="7"/>footer {<text:line-break/> <text:s text:c="11"/>background: rgb(1, 8, 46);<text:line-break/> <text:s text:c="11"/>color: white;<text:line-break/> <text:s text:c="11"/>text-align: center;<text:line-break/> <text:s text:c="11"/>padding: 1rem;<text:line-break/> <text:s text:c="11"/>position: relative;<text:line-break/> <text:s text:c="11"/>bottom: 0;<text:line-break/> <text:s text:c="11"/>width: 100%;<text:line-break/> <text:s text:c="7"/>}<text:line-break/><text:line-break/> <text:s text:c="7"/>footer a {<text:line-break/> <text:s text:c="11"/>color: white;<text:line-break/> <text:s text:c="11"/>text-decoration: none;<text:line-break/> <text:s text:c="11"/>margin: 0 1rem;<text:line-break/> <text:s text:c="7"/>}<text:line-break/><text:line-break/> <text:s text:c="7"/>footer a:hover {<text:line-break/> <text:s text:c="11"/>text-decoration: underline;<text:line-break/> <text:s text:c="7"/>}<text:line-break/> <text:s text:c="3"/>&lt;/style&gt;<text:line-break/>&lt;/head&gt;<text:line-break/>&lt;body&gt;<text:line-break/> <text:s text:c="3"/>&lt;nav&gt;<text:line-break/> <text:s text:c="7"/>&lt;div class="nav-container"&gt;<text:line-break/> <text:s text:c="11"/>&lt;div class="logo"&gt;Vortex&lt;/div&gt;<text:line-break/> <text:s text:c="11"/>&lt;div class="nav-links"&gt;<text:line-break/> <text:s text:c="15"/>&lt;a href="about.html"&gt;About&lt;/a&gt;<text:line-break/> <text:s text:c="15"/>&lt;a href="contact us.html"&gt;Contact&lt;/a&gt;<text:line-break/> <text:s text:c="11"/>&lt;/div&gt;<text:line-break/> <text:s text:c="7"/>&lt;/div&gt;<text:line-break/> <text:s text:c="3"/>&lt;/nav&gt;<text:line-break/><text:line-break/> <text:s text:c="3"/>&lt;div class="terms-container"&gt;<text:line-break/><text:soft-page-break/> <text:s text:c="7"/>&lt;h1&gt;Terms &amp; Conditions&lt;/h1&gt;<text:line-break/><text:line-break/> <text:s text:c="7"/>&lt;h2&gt;Acceptance of Terms&lt;/h2&gt;<text:line-break/> <text:s text:c="7"/>&lt;p&gt;By using this site, you confirm that you accept these terms and conditions and that you agree to comply with them. If you do not agree to these terms, you must not use our site.&lt;/p&gt;<text:line-break/><text:line-break/> <text:s text:c="7"/>&lt;h2&gt;Product Information&lt;/h2&gt;<text:line-break/> <text:s text:c="7"/>&lt;p&gt;We strive to provide accurate product descriptions and images. However, we do not warrant that the product descriptions, colors, or other content available on the site are accurate, complete, reliable, current, or error-free.&lt;/p&gt;<text:line-break/><text:line-break/> <text:s text:c="7"/>&lt;h2&gt;Pricing&lt;/h2&gt;<text:line-break/> <text:s text:c="7"/>&lt;p&gt;All prices are subject to change without notice. We reserve the right to modify or discontinue a product at any time. Prices may vary based on promotions and discounts.&lt;/p&gt;<text:line-break/><text:line-break/> <text:s text:c="7"/>&lt;h2&gt;Order Acceptance&lt;/h2&gt;<text:line-break/> <text:s text:c="7"/>&lt;p&gt;We reserve the right to refuse or cancel any order for any reason, including but not limited to product availability, errors in the description or price of the product, or errors in your order.&lt;/p&gt;<text:line-break/><text:line-break/> <text:s text:c="7"/>&lt;h2&gt;Payment&lt;/h2&gt;<text:line-break/> <text:s text:c="7"/>&lt;p&gt;All payments must be made in full at the time of purchase. We accept various payment methods, which will be detailed at checkout.&lt;/p&gt;<text:line-break/><text:line-break/> <text:s text:c="7"/>&lt;h2&gt;Shipping and Delivery&lt;/h2&gt;<text:line-break/> <text:s text:c="7"/>&lt;p&gt;We aim to process and ship orders promptly. Delivery times may vary based on location and availability. We are not responsible for delays caused by third-party shipping services.&lt;/p&gt;<text:line-break/><text:line-break/> <text:s text:c="7"/>&lt;h2&gt;Returns and Refunds&lt;/h2&gt;<text:line-break/> <text:s text:c="7"/>&lt;p&gt;Our return policy allows for returns within 30 days of receipt. Products must be in their original condition and packaging. Please refer to our Returns Policy for more details.&lt;/p&gt;<text:line-break/><text:line-break/> <text:s text:c="7"/>&lt;h2&gt;Limitation of Liability&lt;/h2&gt;<text:line-break/> <text:s text:c="7"/>&lt;p&gt;To the fullest extent permitted by law, Vortex Electronics shall not be liable for any indirect, incidental, or consequential damages arising from the use of our products or services.&lt;/p&gt;<text:line-break/><text:line-break/> <text:s text:c="7"/>&lt;h2&gt;Intellectual Property&lt;/h2&gt;<text:line-break/> <text:s text:c="7"/>&lt;p&gt;All content on this site, including text, graphics, logos, and images, is the property of Vortex Electronics or its content suppliers and is protected by copyright and other intellectual property laws.&lt;/p&gt;<text:line-break/><text:line-break/> <text:s text:c="7"/>&lt;h2&gt;Governing Law&lt;/h2&gt;<text:line-break/> <text:s text:c="7"/>&lt;p&gt;These terms and conditions are governed by the laws of Pakistan. Any disputes arising from these terms shall be resolved in the courts of Pakistan.&lt;/p&gt;<text:line-break/><text:line-break/> <text:s text:c="7"/>&lt;h2&gt;Changes to Terms&lt;/h2&gt;<text:line-break/> <text:s text:c="7"/>&lt;p&gt;We reserve the right to modify these terms and conditions at any time. Changes will be effective immediately upon posting on the site. Your continued use of the site after any changes constitutes your acceptance of the new terms.&lt;/p&gt;<text:line-break/><text:line-break/><text:soft-page-break/> <text:s text:c="7"/>&lt;h2&gt;Contact Us&lt;/h2&gt;<text:line-break/> <text:s text:c="7"/>&lt;p&gt;If you have any questions about these terms and conditions, please contact us at contact@vortex.com or +92 123 456 7890.&lt;/p&gt;<text:line-break/> <text:s text:c="3"/>&lt;/div&gt;<text:line-break/><text:line-break/> <text:s text:c="3"/>&lt;footer&gt;<text:line-break/> <text:s text:c="7"/>&lt;p&gt;&amp;copy; 2024 Vortex Electronics. All rights reserved. | &lt;a href="terms.html"&gt;Terms &amp; Conditions&lt;/a&gt;&lt;/p&gt;<text:line-break/> <text:s text:c="3"/>&lt;/footer&gt;<text:line-break/>&lt;/body&gt;<text:line-break/>&lt;/html&gt;</text:p>
      <text:p text:style-name="Standard"/>
      <text:p text:style-name="Standard"/>
      <text:p text:style-name="Standard"/>
      <text:p text:style-name="Standard"/>
      <text:p text:style-name="P1">ABOUT.html</text:p>
      <text:p text:style-name="P1"/>
      <text:p text:style-name="P1"/>
      <text:p text:style-name="P1"/>
      <text:p text:style-name="P1">&lt;!DOCTYPE html&gt;<text:line-break/>&lt;!-- Previous about.html content remains the same until the footer --&gt;<text:line-break/> <text:s text:c="3"/>&lt;footer&gt;<text:line-break/> <text:s text:c="7"/>&lt;p&gt;&amp;copy; 2024 Vortex Electronics. All rights reserved. | &lt;a href="terms.html"&gt;Terms &amp; Conditions&lt;/a&gt;&lt;/p&gt;<text:line-break/> <text:s text:c="3"/>&lt;/footer&gt;<text:line-break/>&lt;/body&gt;<text:line-break/>&lt;/html&gt;</text:p>
      <text:p text:style-name="P1"/>
      <text:p text:style-name="P1"/>
      <text:p text:style-name="P1"/>
      <text:p text:style-name="P1">Contact us</text:p>
      <text:p text:style-name="P1"/>
      <text:p text:style-name="P1"/>
      <text:p text:style-name="P1">&lt;!DOCTYPE html&gt;<text:line-break/>&lt;!-- Previous contact us.html content remains the same until the footer --&gt;<text:line-break/> <text:s text:c="3"/>&lt;footer&gt;<text:line-break/> <text:s text:c="7"/>&lt;p&gt;&amp;copy; 2024 Vortex Electronics. All rights reserved. | &lt;a href="terms.html"&gt;Terms &amp; Conditions&lt;/a&gt;&lt;/p&gt;<text:line-break/> <text:s text:c="3"/>&lt;/footer&gt;<text:line-break/>&lt;/body&gt;<text:line-break/>&lt;/html&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7T00:40:38.034000000</meta:creation-date>
    <dc:date>2024-12-27T00:41:41.244000000</dc:date>
    <meta:editing-duration>PT1M3S</meta:editing-duration>
    <meta:editing-cycles>1</meta:editing-cycles>
    <meta:generator>LibreOffice/24.8.3.2$Windows_X86_64 LibreOffice_project/48a6bac9e7e268aeb4c3483fcf825c94556d9f92</meta:generator>
    <meta:document-statistic meta:table-count="0" meta:image-count="0" meta:object-count="0" meta:page-count="4" meta:paragraph-count="5" meta:word-count="649" meta:character-count="5690" meta:non-whitespace-character-count="3959"/>
  </office:meta>
</office:document-meta>
</file>